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5-02-11 19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5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5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5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5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5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5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5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5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5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5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5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5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5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5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5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5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5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5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5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5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5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5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5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5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5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5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5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5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5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5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5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5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5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5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5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5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5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5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5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10-29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9-10 19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7-25 17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6-26 19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4-11 19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3-12 18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1-23 19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4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3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3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3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3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3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3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3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3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3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3-12-21 19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3-10-27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3-08-25 21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3-03-31 19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12-14 20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10-06 18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7-28 17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5-26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5-12 21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5-05 18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4-07 18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2-01-05 18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1-11-05 17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1-09-09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1-07-22 18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1-05-13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1-03-19 19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1-01-25 20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0-11-10 20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0-09-01 19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0-07-10 18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0-05-21 20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0-02-25 20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20-01-03 20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9-11-06 20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9-09-11 18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9-07-24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9-06-05 18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9-04-10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9-02-12 19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8-12-18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8-10-11 18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8-08-2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8-06-27 18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8-05-15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8-03-20 19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8-01-23 20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7-12-14 18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7-10-25 18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7-09-07 18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7-07-27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7-05-31 19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7-04-13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7-02-15 18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6-12-08 19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6-10-11 18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6-08-05 17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6-05-25 17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6-04-06 17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6-02-10 19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5-12-14 19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5-08-26 18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5-07-08 17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5-05-12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5-03-12 17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5-01-08 19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4-11-06 18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4-09-11 18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4-07-24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4-05-22 18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4-04-02 21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4-01-22 22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3-10-31 00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3-08-21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3-06-26 20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3-05-01 20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3-03-13 20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3-01-30 22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2-12-12 2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2-10-31 19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2-09-19 21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2-07-31 20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2-06-13 22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2-05-02 22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2-03-07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2-01-18 21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12-14 21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10-26 21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9-14 20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8-03 21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7-27 22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6-22 23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4-27 2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88.656136" calcext:value-type="float">
            <text:p>5688.65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88.656136" calcext:value-type="float">
            <text:p>5688.65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88.656136" calcext:value-type="float">
            <text:p>5688.65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88.656136" calcext:value-type="float">
            <text:p>5688.65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88.656136" calcext:value-type="float">
            <text:p>5688.65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88.656136" calcext:value-type="float">
            <text:p>5688.65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88.656136" calcext:value-type="float">
            <text:p>5688.65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88.656136" calcext:value-type="float">
            <text:p>5688.65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88.656136" calcext:value-type="float">
            <text:p>5688.65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88.656136" calcext:value-type="float">
            <text:p>5688.65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88.656136" calcext:value-type="float">
            <text:p>5688.65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88.656136" calcext:value-type="float">
            <text:p>5688.65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88.656136" calcext:value-type="float">
            <text:p>5688.65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88.656136" calcext:value-type="float">
            <text:p>5688.65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88.656136" calcext:value-type="float">
            <text:p>5688.65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88.656136" calcext:value-type="float">
            <text:p>5688.65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88.656136" calcext:value-type="float">
            <text:p>5688.65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88.656136" calcext:value-type="float">
            <text:p>5688.65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88.656136" calcext:value-type="float">
            <text:p>5688.65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88.656136" calcext:value-type="float">
            <text:p>5688.65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88.656136" calcext:value-type="float">
            <text:p>5688.65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88.656136" calcext:value-type="float">
            <text:p>5688.65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88.656136" calcext:value-type="float">
            <text:p>5688.65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88.656136" calcext:value-type="float">
            <text:p>5688.65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88.656136" calcext:value-type="float">
            <text:p>5688.65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88.656136" calcext:value-type="float">
            <text:p>5688.65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88.656136" calcext:value-type="float">
            <text:p>5688.65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88.656136" calcext:value-type="float">
            <text:p>5688.65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88.656136" calcext:value-type="float">
            <text:p>5688.65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88.656136" calcext:value-type="float">
            <text:p>5688.65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88.656136" calcext:value-type="float">
            <text:p>5688.65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88.656136" calcext:value-type="float">
            <text:p>5688.65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88.656136" calcext:value-type="float">
            <text:p>5688.65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88.656136" calcext:value-type="float">
            <text:p>5688.65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88.656136" calcext:value-type="float">
            <text:p>5688.65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88.656136" calcext:value-type="float">
            <text:p>5688.65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0832" calcext:value-type="float">
            <text:p>-0.5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248" calcext:value-type="float">
            <text:p>-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8848" calcext:value-type="float">
            <text:p>-0.6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7408" calcext:value-type="float">
            <text:p>-0.5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6072" calcext:value-type="float">
            <text:p>-0.5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5696" calcext:value-type="float">
            <text:p>-0.6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008" calcext:value-type="float">
            <text:p>-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056" calcext:value-type="float">
            <text:p>-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4192" calcext:value-type="float">
            <text:p>-0.7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3-09 2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1-01-26 21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11-23 22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9-09 20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6-26 18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4-13 21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10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9-24 18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8-19 18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6-23 19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5-07 18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3-19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2-12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1-06 20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9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11-20 20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11-03 21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10-08 19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9-24 18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8-26 18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7-02 17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6-11 20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6-02 2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5-07 19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8-04-23 18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7-07-30 17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7-05-30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7-05-16 18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7-05-08 18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7-05-03 18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7-04-26 18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7-04-09 19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7-04-02 21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6</text:p>
          </table:table-cell>
          <table:table-cell office:value-type="string" calcext:value-type="string">
            <text:p>2006-12-05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68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716" meta:object-count="0"/>
    <meta:user-defined meta:name="AppVersion">3.0</meta:user-defined>
  </office:meta>
</office:document-meta>
</file>